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T_10</text:p>
          </table:table-cell>
          <table:table-cell office:value-type="string" calcext:value-type="string">
            <text:p>C_10</text:p>
          </table:table-cell>
          <table:table-cell office:value-type="string" calcext:value-type="string">
            <text:p>T_30</text:p>
          </table:table-cell>
          <table:table-cell office:value-type="string" calcext:value-type="string">
            <text:p>C_30</text:p>
          </table:table-cell>
          <table:table-cell office:value-type="string" calcext:value-type="string">
            <text:p>T_60</text:p>
          </table:table-cell>
          <table:table-cell office:value-type="string" calcext:value-type="string">
            <text:p>C_60</text:p>
          </table:table-cell>
          <table:table-cell office:value-type="string" calcext:value-type="string">
            <text:p>T_180</text:p>
          </table:table-cell>
          <table:table-cell office:value-type="string" calcext:value-type="string">
            <text:p>C_180</text:p>
          </table:table-cell>
          <table:table-cell office:value-type="string" calcext:value-type="string">
            <text:p>T_300</text:p>
          </table:table-cell>
          <table:table-cell office:value-type="string" calcext:value-type="string">
            <text:p>C_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8.0096" calcext:value-type="float">
            <text:p>-28.0096</text:p>
          </table:table-cell>
          <table:table-cell office:value-type="float" office:value="35.0022" calcext:value-type="float">
            <text:p>35.0022</text:p>
          </table:table-cell>
          <table:table-cell office:value-type="float" office:value="-28.8959" calcext:value-type="float">
            <text:p>-28.8959</text:p>
          </table:table-cell>
          <table:table-cell office:value-type="float" office:value="55.051" calcext:value-type="float">
            <text:p>55.051</text:p>
          </table:table-cell>
          <table:table-cell office:value-type="float" office:value="-28.9544" calcext:value-type="float">
            <text:p>-28.9544</text:p>
          </table:table-cell>
          <table:table-cell office:value-type="float" office:value="62.3681" calcext:value-type="float">
            <text:p>62.3681</text:p>
          </table:table-cell>
          <table:table-cell office:value-type="float" office:value="-28.8545" calcext:value-type="float">
            <text:p>-28.8545</text:p>
          </table:table-cell>
          <table:table-cell office:value-type="float" office:value="69.4005" calcext:value-type="float">
            <text:p>69.4005</text:p>
          </table:table-cell>
          <table:table-cell office:value-type="float" office:value="-28.8559" calcext:value-type="float">
            <text:p>-28.8559</text:p>
          </table:table-cell>
          <table:table-cell office:value-type="float" office:value="71.206" calcext:value-type="float">
            <text:p>71.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4.3759" calcext:value-type="float">
            <text:p>-24.3759</text:p>
          </table:table-cell>
          <table:table-cell office:value-type="float" office:value="42.994" calcext:value-type="float">
            <text:p>42.994</text:p>
          </table:table-cell>
          <table:table-cell office:value-type="float" office:value="-26.0495" calcext:value-type="float">
            <text:p>-26.0495</text:p>
          </table:table-cell>
          <table:table-cell office:value-type="float" office:value="58.0042" calcext:value-type="float">
            <text:p>58.0042</text:p>
          </table:table-cell>
          <table:table-cell office:value-type="float" office:value="-26.1078" calcext:value-type="float">
            <text:p>-26.1078</text:p>
          </table:table-cell>
          <table:table-cell office:value-type="float" office:value="65.0362" calcext:value-type="float">
            <text:p>65.0362</text:p>
          </table:table-cell>
          <table:table-cell office:value-type="float" office:value="-26.2186" calcext:value-type="float">
            <text:p>-26.2186</text:p>
          </table:table-cell>
          <table:table-cell office:value-type="float" office:value="71.783" calcext:value-type="float">
            <text:p>71.783</text:p>
          </table:table-cell>
          <table:table-cell office:value-type="float" office:value="-24.2691" calcext:value-type="float">
            <text:p>-24.2691</text:p>
          </table:table-cell>
          <table:table-cell office:value-type="float" office:value="74.8289" calcext:value-type="float">
            <text:p>74.8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0.6622" calcext:value-type="float">
            <text:p>-20.6622</text:p>
          </table:table-cell>
          <table:table-cell office:value-type="float" office:value="49.9881" calcext:value-type="float">
            <text:p>49.9881</text:p>
          </table:table-cell>
          <table:table-cell office:value-type="float" office:value="-24.4154" calcext:value-type="float">
            <text:p>-24.4154</text:p>
          </table:table-cell>
          <table:table-cell office:value-type="float" office:value="59.6239" calcext:value-type="float">
            <text:p>59.6239</text:p>
          </table:table-cell>
          <table:table-cell office:value-type="float" office:value="-23.2612" calcext:value-type="float">
            <text:p>-23.2612</text:p>
          </table:table-cell>
          <table:table-cell office:value-type="float" office:value="67.7043" calcext:value-type="float">
            <text:p>67.7043</text:p>
          </table:table-cell>
          <table:table-cell office:value-type="float" office:value="-23.3717" calcext:value-type="float">
            <text:p>-23.3717</text:p>
          </table:table-cell>
          <table:table-cell office:value-type="float" office:value="74.071" calcext:value-type="float">
            <text:p>74.071</text:p>
          </table:table-cell>
          <table:table-cell office:value-type="float" office:value="-20.5258" calcext:value-type="float">
            <text:p>-20.5258</text:p>
          </table:table-cell>
          <table:table-cell office:value-type="float" office:value="77.5944" calcext:value-type="float">
            <text:p>77.5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.6599" calcext:value-type="float">
            <text:p>-17.6599</text:p>
          </table:table-cell>
          <table:table-cell office:value-type="float" office:value="55.8401" calcext:value-type="float">
            <text:p>55.8401</text:p>
          </table:table-cell>
          <table:table-cell office:value-type="float" office:value="-20.515" calcext:value-type="float">
            <text:p>-20.515</text:p>
          </table:table-cell>
          <table:table-cell office:value-type="float" office:value="64.0053" calcext:value-type="float">
            <text:p>64.0053</text:p>
          </table:table-cell>
          <table:table-cell office:value-type="float" office:value="-20.5728" calcext:value-type="float">
            <text:p>-20.5728</text:p>
          </table:table-cell>
          <table:table-cell office:value-type="float" office:value="70.372" calcext:value-type="float">
            <text:p>70.372</text:p>
          </table:table-cell>
          <table:table-cell office:value-type="float" office:value="-20.6828" calcext:value-type="float">
            <text:p>-20.6828</text:p>
          </table:table-cell>
          <table:table-cell office:value-type="float" office:value="75.9785" calcext:value-type="float">
            <text:p>75.9785</text:p>
          </table:table-cell>
          <table:table-cell office:value-type="float" office:value="-16.4659" calcext:value-type="float">
            <text:p>-16.4659</text:p>
          </table:table-cell>
          <table:table-cell office:value-type="float" office:value="80.3606" calcext:value-type="float">
            <text:p>80.36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.368" calcext:value-type="float">
            <text:p>-15.368</text:p>
          </table:table-cell>
          <table:table-cell office:value-type="float" office:value="59.5521" calcext:value-type="float">
            <text:p>59.5521</text:p>
          </table:table-cell>
          <table:table-cell office:value-type="float" office:value="-16.1928" calcext:value-type="float">
            <text:p>-16.1928</text:p>
          </table:table-cell>
          <table:table-cell office:value-type="float" office:value="68.4827" calcext:value-type="float">
            <text:p>68.4827</text:p>
          </table:table-cell>
          <table:table-cell office:value-type="float" office:value="-18.306" calcext:value-type="float">
            <text:p>-18.306</text:p>
          </table:table-cell>
          <table:table-cell office:value-type="float" office:value="72.3735" calcext:value-type="float">
            <text:p>72.3735</text:p>
          </table:table-cell>
          <table:table-cell office:value-type="float" office:value="-18.2575" calcext:value-type="float">
            <text:p>-18.2575</text:p>
          </table:table-cell>
          <table:table-cell office:value-type="float" office:value="77.7902" calcext:value-type="float">
            <text:p>77.7902</text:p>
          </table:table-cell>
          <table:table-cell office:value-type="float" office:value="-13.3024" calcext:value-type="float">
            <text:p>-13.3024</text:p>
          </table:table-cell>
          <table:table-cell office:value-type="float" office:value="82.5544" calcext:value-type="float">
            <text:p>82.55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1794" calcext:value-type="float">
            <text:p>-11.1794</text:p>
          </table:table-cell>
          <table:table-cell office:value-type="float" office:value="66.2624" calcext:value-type="float">
            <text:p>66.2624</text:p>
          </table:table-cell>
          <table:table-cell office:value-type="float" office:value="-13.3464" calcext:value-type="float">
            <text:p>-13.3464</text:p>
          </table:table-cell>
          <table:table-cell office:value-type="float" office:value="71.4359" calcext:value-type="float">
            <text:p>71.4359</text:p>
          </table:table-cell>
          <table:table-cell office:value-type="float" office:value="-16.0921" calcext:value-type="float">
            <text:p>-16.0921</text:p>
          </table:table-cell>
          <table:table-cell office:value-type="float" office:value="74.5648" calcext:value-type="float">
            <text:p>74.5648</text:p>
          </table:table-cell>
          <table:table-cell office:value-type="float" office:value="-16.0957" calcext:value-type="float">
            <text:p>-16.0957</text:p>
          </table:table-cell>
          <table:table-cell office:value-type="float" office:value="79.2212" calcext:value-type="float">
            <text:p>79.2212</text:p>
          </table:table-cell>
          <table:table-cell office:value-type="float" office:value="-9.45348" calcext:value-type="float">
            <text:p>-9.45348</text:p>
          </table:table-cell>
          <table:table-cell office:value-type="float" office:value="85.2251" calcext:value-type="float">
            <text:p>85.22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.44029" calcext:value-type="float">
            <text:p>-9.44029</text:p>
          </table:table-cell>
          <table:table-cell office:value-type="float" office:value="68.5475" calcext:value-type="float">
            <text:p>68.5475</text:p>
          </table:table-cell>
          <table:table-cell office:value-type="float" office:value="-9.34023" calcext:value-type="float">
            <text:p>-9.34023</text:p>
          </table:table-cell>
          <table:table-cell office:value-type="float" office:value="75.4374" calcext:value-type="float">
            <text:p>75.4374</text:p>
          </table:table-cell>
          <table:table-cell office:value-type="float" office:value="-13.2451" calcext:value-type="float">
            <text:p>-13.2451</text:p>
          </table:table-cell>
          <table:table-cell office:value-type="float" office:value="76.7578" calcext:value-type="float">
            <text:p>76.7578</text:p>
          </table:table-cell>
          <table:table-cell office:value-type="float" office:value="-13.2487" calcext:value-type="float">
            <text:p>-13.2487</text:p>
          </table:table-cell>
          <table:table-cell office:value-type="float" office:value="81.3192" calcext:value-type="float">
            <text:p>81.3192</text:p>
          </table:table-cell>
          <table:table-cell office:value-type="float" office:value="-6.60612" calcext:value-type="float">
            <text:p>-6.60612</text:p>
          </table:table-cell>
          <table:table-cell office:value-type="float" office:value="86.9429" calcext:value-type="float">
            <text:p>86.9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.6742" calcext:value-type="float">
            <text:p>-6.6742</text:p>
          </table:table-cell>
          <table:table-cell office:value-type="float" office:value="72.9735" calcext:value-type="float">
            <text:p>72.9735</text:p>
          </table:table-cell>
          <table:table-cell office:value-type="float" office:value="-9.34023" calcext:value-type="float">
            <text:p>-9.34023</text:p>
          </table:table-cell>
          <table:table-cell office:value-type="float" office:value="75.4374" calcext:value-type="float">
            <text:p>75.4374</text:p>
          </table:table-cell>
          <table:table-cell office:value-type="float" office:value="-11.0837" calcext:value-type="float">
            <text:p>-11.0837</text:p>
          </table:table-cell>
          <table:table-cell office:value-type="float" office:value="78.6639" calcext:value-type="float">
            <text:p>78.6639</text:p>
          </table:table-cell>
          <table:table-cell office:value-type="float" office:value="-9.39982" calcext:value-type="float">
            <text:p>-9.39982</text:p>
          </table:table-cell>
          <table:table-cell office:value-type="float" office:value="84.0849" calcext:value-type="float">
            <text:p>84.0849</text:p>
          </table:table-cell>
          <table:table-cell office:value-type="float" office:value="-3.81151" calcext:value-type="float">
            <text:p>-3.81151</text:p>
          </table:table-cell>
          <table:table-cell office:value-type="float" office:value="88.6606" calcext:value-type="float">
            <text:p>88.6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74884" calcext:value-type="float">
            <text:p>-3.74884</text:p>
          </table:table-cell>
          <table:table-cell office:value-type="float" office:value="76.1169" calcext:value-type="float">
            <text:p>76.1169</text:p>
          </table:table-cell>
          <table:table-cell office:value-type="float" office:value="-6.70464" calcext:value-type="float">
            <text:p>-6.70464</text:p>
          </table:table-cell>
          <table:table-cell office:value-type="float" office:value="78.105" calcext:value-type="float">
            <text:p>78.105</text:p>
          </table:table-cell>
          <table:table-cell office:value-type="float" office:value="-8.07842" calcext:value-type="float">
            <text:p>-8.07842</text:p>
          </table:table-cell>
          <table:table-cell office:value-type="float" office:value="80.8573" calcext:value-type="float">
            <text:p>80.8573</text:p>
          </table:table-cell>
          <table:table-cell office:value-type="float" office:value="-6.81608" calcext:value-type="float">
            <text:p>-6.81608</text:p>
          </table:table-cell>
          <table:table-cell office:value-type="float" office:value="85.612" calcext:value-type="float">
            <text:p>85.612</text:p>
          </table:table-cell>
          <table:table-cell office:value-type="float" office:value="-1.12227" calcext:value-type="float">
            <text:p>-1.12227</text:p>
          </table:table-cell>
          <table:table-cell office:value-type="float" office:value="90.188" calcext:value-type="float">
            <text:p>90.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81851" calcext:value-type="float">
            <text:p>-0.981851</text:p>
          </table:table-cell>
          <table:table-cell office:value-type="float" office:value="79.4025" calcext:value-type="float">
            <text:p>79.4025</text:p>
          </table:table-cell>
          <table:table-cell office:value-type="float" office:value="-6.70464" calcext:value-type="float">
            <text:p>-6.70464</text:p>
          </table:table-cell>
          <table:table-cell office:value-type="float" office:value="78.105" calcext:value-type="float">
            <text:p>78.105</text:p>
          </table:table-cell>
          <table:table-cell office:value-type="float" office:value="-5.49498" calcext:value-type="float">
            <text:p>-5.49498</text:p>
          </table:table-cell>
          <table:table-cell office:value-type="float" office:value="82.7645" calcext:value-type="float">
            <text:p>82.7645</text:p>
          </table:table-cell>
          <table:table-cell office:value-type="float" office:value="-3.86344" calcext:value-type="float">
            <text:p>-3.86344</text:p>
          </table:table-cell>
          <table:table-cell office:value-type="float" office:value="87.6151" calcext:value-type="float">
            <text:p>87.6151</text:p>
          </table:table-cell>
          <table:table-cell office:value-type="float" office:value="1.7783" calcext:value-type="float">
            <text:p>1.7783</text:p>
          </table:table-cell>
          <table:table-cell office:value-type="float" office:value="91.3357" calcext:value-type="float">
            <text:p>91.33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0623" calcext:value-type="float">
            <text:p>1.70623</text:p>
          </table:table-cell>
          <table:table-cell office:value-type="float" office:value="82.4028" calcext:value-type="float">
            <text:p>82.4028</text:p>
          </table:table-cell>
          <table:table-cell office:value-type="float" office:value="-3.96361" calcext:value-type="float">
            <text:p>-3.96361</text:p>
          </table:table-cell>
          <table:table-cell office:value-type="float" office:value="80.8678" calcext:value-type="float">
            <text:p>80.8678</text:p>
          </table:table-cell>
          <table:table-cell office:value-type="float" office:value="-1.91012" calcext:value-type="float">
            <text:p>-1.91012</text:p>
          </table:table-cell>
          <table:table-cell office:value-type="float" office:value="85.8146" calcext:value-type="float">
            <text:p>85.8146</text:p>
          </table:table-cell>
          <table:table-cell office:value-type="float" office:value="-3.86344" calcext:value-type="float">
            <text:p>-3.86344</text:p>
          </table:table-cell>
          <table:table-cell office:value-type="float" office:value="87.6151" calcext:value-type="float">
            <text:p>87.6151</text:p>
          </table:table-cell>
          <table:table-cell office:value-type="float" office:value="3.88748" calcext:value-type="float">
            <text:p>3.88748</text:p>
          </table:table-cell>
          <table:table-cell office:value-type="float" office:value="92.5765" calcext:value-type="float">
            <text:p>92.57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5269" calcext:value-type="float">
            <text:p>4.55269</text:p>
          </table:table-cell>
          <table:table-cell office:value-type="float" office:value="85.261" calcext:value-type="float">
            <text:p>85.261</text:p>
          </table:table-cell>
          <table:table-cell office:value-type="float" office:value="-1.01127" calcext:value-type="float">
            <text:p>-1.01127</text:p>
          </table:table-cell>
          <table:table-cell office:value-type="float" office:value="83.2511" calcext:value-type="float">
            <text:p>83.2511</text:p>
          </table:table-cell>
          <table:table-cell office:value-type="float" office:value="1.83331" calcext:value-type="float">
            <text:p>1.83331</text:p>
          </table:table-cell>
          <table:table-cell office:value-type="float" office:value="88.485" calcext:value-type="float">
            <text:p>88.485</text:p>
          </table:table-cell>
          <table:table-cell office:value-type="float" office:value="-0.963252" calcext:value-type="float">
            <text:p>-0.963252</text:p>
          </table:table-cell>
          <table:table-cell office:value-type="float" office:value="89.2381" calcext:value-type="float">
            <text:p>89.2381</text:p>
          </table:table-cell>
          <table:table-cell office:value-type="float" office:value="6.73484" calcext:value-type="float">
            <text:p>6.73484</text:p>
          </table:table-cell>
          <table:table-cell office:value-type="float" office:value="94.2944" calcext:value-type="float">
            <text:p>94.2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5269" calcext:value-type="float">
            <text:p>4.55269</text:p>
          </table:table-cell>
          <table:table-cell office:value-type="float" office:value="85.261" calcext:value-type="float">
            <text:p>85.261</text:p>
          </table:table-cell>
          <table:table-cell office:value-type="float" office:value="1.57179" calcext:value-type="float">
            <text:p>1.57179</text:p>
          </table:table-cell>
          <table:table-cell office:value-type="float" office:value="85.6335" calcext:value-type="float">
            <text:p>85.6335</text:p>
          </table:table-cell>
          <table:table-cell office:value-type="float" office:value="4.46965" calcext:value-type="float">
            <text:p>4.46965</text:p>
          </table:table-cell>
          <table:table-cell office:value-type="float" office:value="90.2023" calcext:value-type="float">
            <text:p>90.2023</text:p>
          </table:table-cell>
          <table:table-cell office:value-type="float" office:value="1.8315" calcext:value-type="float">
            <text:p>1.8315</text:p>
          </table:table-cell>
          <table:table-cell office:value-type="float" office:value="90.7657" calcext:value-type="float">
            <text:p>90.7657</text:p>
          </table:table-cell>
          <table:table-cell office:value-type="float" office:value="9.05519" calcext:value-type="float">
            <text:p>9.05519</text:p>
          </table:table-cell>
          <table:table-cell office:value-type="float" office:value="95.3456" calcext:value-type="float">
            <text:p>95.34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39892" calcext:value-type="float">
            <text:p>7.39892</text:p>
          </table:table-cell>
          <table:table-cell office:value-type="float" office:value="88.4043" calcext:value-type="float">
            <text:p>88.4043</text:p>
          </table:table-cell>
          <table:table-cell office:value-type="float" office:value="4.3658" calcext:value-type="float">
            <text:p>4.3658</text:p>
          </table:table-cell>
          <table:table-cell office:value-type="float" office:value="88.1114" calcext:value-type="float">
            <text:p>88.1114</text:p>
          </table:table-cell>
          <table:table-cell office:value-type="float" office:value="7.36961" calcext:value-type="float">
            <text:p>7.36961</text:p>
          </table:table-cell>
          <table:table-cell office:value-type="float" office:value="92.1103" calcext:value-type="float">
            <text:p>92.1103</text:p>
          </table:table-cell>
          <table:table-cell office:value-type="float" office:value="4.57358" calcext:value-type="float">
            <text:p>4.57358</text:p>
          </table:table-cell>
          <table:table-cell office:value-type="float" office:value="92.1982" calcext:value-type="float">
            <text:p>92.1982</text:p>
          </table:table-cell>
          <table:table-cell office:value-type="float" office:value="11.7447" calcext:value-type="float">
            <text:p>11.7447</text:p>
          </table:table-cell>
          <table:table-cell office:value-type="float" office:value="96.5879" calcext:value-type="float">
            <text:p>96.58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90128" calcext:value-type="float">
            <text:p>8.90128</text:p>
          </table:table-cell>
          <table:table-cell office:value-type="float" office:value="89.8336" calcext:value-type="float">
            <text:p>89.8336</text:p>
          </table:table-cell>
          <table:table-cell office:value-type="float" office:value="7.15995" calcext:value-type="float">
            <text:p>7.15995</text:p>
          </table:table-cell>
          <table:table-cell office:value-type="float" office:value="90.3993" calcext:value-type="float">
            <text:p>90.3993</text:p>
          </table:table-cell>
          <table:table-cell office:value-type="float" office:value="9.84762" calcext:value-type="float">
            <text:p>9.84762</text:p>
          </table:table-cell>
          <table:table-cell office:value-type="float" office:value="93.9222" calcext:value-type="float">
            <text:p>93.9222</text:p>
          </table:table-cell>
          <table:table-cell office:value-type="float" office:value="7.2629" calcext:value-type="float">
            <text:p>7.2629</text:p>
          </table:table-cell>
          <table:table-cell office:value-type="float" office:value="93.6305" calcext:value-type="float">
            <text:p>93.6305</text:p>
          </table:table-cell>
          <table:table-cell office:value-type="float" office:value="13.3794" calcext:value-type="float">
            <text:p>13.3794</text:p>
          </table:table-cell>
          <table:table-cell office:value-type="float" office:value="97.3523" calcext:value-type="float">
            <text:p>97.35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1944" calcext:value-type="float">
            <text:p>11.1944</text:p>
          </table:table-cell>
          <table:table-cell office:value-type="float" office:value="91.9776" calcext:value-type="float">
            <text:p>91.9776</text:p>
          </table:table-cell>
          <table:table-cell office:value-type="float" office:value="9.63781" calcext:value-type="float">
            <text:p>9.63781</text:p>
          </table:table-cell>
          <table:table-cell office:value-type="float" office:value="92.4012" calcext:value-type="float">
            <text:p>92.4012</text:p>
          </table:table-cell>
          <table:table-cell office:value-type="float" office:value="12.8008" calcext:value-type="float">
            <text:p>12.8008</text:p>
          </table:table-cell>
          <table:table-cell office:value-type="float" office:value="95.2602" calcext:value-type="float">
            <text:p>95.2602</text:p>
          </table:table-cell>
          <table:table-cell office:value-type="float" office:value="9.68838" calcext:value-type="float">
            <text:p>9.68838</text:p>
          </table:table-cell>
          <table:table-cell office:value-type="float" office:value="95.1572" calcext:value-type="float">
            <text:p>95.1572</text:p>
          </table:table-cell>
          <table:table-cell office:value-type="float" office:value="15.7526" calcext:value-type="float">
            <text:p>15.7526</text:p>
          </table:table-cell>
          <table:table-cell office:value-type="float" office:value="98.3087" calcext:value-type="float">
            <text:p>98.30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697" calcext:value-type="float">
            <text:p>12.697</text:p>
          </table:table-cell>
          <table:table-cell office:value-type="float" office:value="93.1218" calcext:value-type="float">
            <text:p>93.1218</text:p>
          </table:table-cell>
          <table:table-cell office:value-type="float" office:value="12.8541" calcext:value-type="float">
            <text:p>12.8541</text:p>
          </table:table-cell>
          <table:table-cell office:value-type="float" office:value="94.5001" calcext:value-type="float">
            <text:p>94.5001</text:p>
          </table:table-cell>
          <table:table-cell office:value-type="float" office:value="15.0684" calcext:value-type="float">
            <text:p>15.0684</text:p>
          </table:table-cell>
          <table:table-cell office:value-type="float" office:value="96.3113" calcext:value-type="float">
            <text:p>96.3113</text:p>
          </table:table-cell>
          <table:table-cell office:value-type="float" office:value="12.1668" calcext:value-type="float">
            <text:p>12.1668</text:p>
          </table:table-cell>
          <table:table-cell office:value-type="float" office:value="96.3989" calcext:value-type="float">
            <text:p>96.3989</text:p>
          </table:table-cell>
          <table:table-cell office:value-type="float" office:value="19.2864" calcext:value-type="float">
            <text:p>19.2864</text:p>
          </table:table-cell>
          <table:table-cell office:value-type="float" office:value="99.173" calcext:value-type="float">
            <text:p>99.1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017" calcext:value-type="float">
            <text:p>15.017</text:p>
          </table:table-cell>
          <table:table-cell office:value-type="float" office:value="94.6007" calcext:value-type="float">
            <text:p>94.6007</text:p>
          </table:table-cell>
          <table:table-cell office:value-type="float" office:value="12.8541" calcext:value-type="float">
            <text:p>12.8541</text:p>
          </table:table-cell>
          <table:table-cell office:value-type="float" office:value="94.5001" calcext:value-type="float">
            <text:p>94.5001</text:p>
          </table:table-cell>
          <table:table-cell office:value-type="float" office:value="18.2852" calcext:value-type="float">
            <text:p>18.2852</text:p>
          </table:table-cell>
          <table:table-cell office:value-type="float" office:value="97.8401" calcext:value-type="float">
            <text:p>97.8401</text:p>
          </table:table-cell>
          <table:table-cell office:value-type="float" office:value="12.1668" calcext:value-type="float">
            <text:p>12.1668</text:p>
          </table:table-cell>
          <table:table-cell office:value-type="float" office:value="96.3989" calcext:value-type="float">
            <text:p>96.3989</text:p>
          </table:table-cell>
          <table:table-cell office:value-type="float" office:value="21.0272" calcext:value-type="float">
            <text:p>21.0272</text:p>
          </table:table-cell>
          <table:table-cell office:value-type="float" office:value="99.3676" calcext:value-type="float">
            <text:p>99.36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4423" calcext:value-type="float">
            <text:p>17.4423</text:p>
          </table:table-cell>
          <table:table-cell office:value-type="float" office:value="96.3174" calcext:value-type="float">
            <text:p>96.3174</text:p>
          </table:table-cell>
          <table:table-cell office:value-type="float" office:value="14.963" calcext:value-type="float">
            <text:p>14.963</text:p>
          </table:table-cell>
          <table:table-cell office:value-type="float" office:value="96.121" calcext:value-type="float">
            <text:p>96.121</text:p>
          </table:table-cell>
          <table:table-cell office:value-type="float" office:value="20.9749" calcext:value-type="float">
            <text:p>20.9749</text:p>
          </table:table-cell>
          <table:table-cell office:value-type="float" office:value="98.7972" calcext:value-type="float">
            <text:p>98.7972</text:p>
          </table:table-cell>
          <table:table-cell office:value-type="float" office:value="14.6984" calcext:value-type="float">
            <text:p>14.6984</text:p>
          </table:table-cell>
          <table:table-cell office:value-type="float" office:value="97.1657" calcext:value-type="float">
            <text:p>97.1657</text:p>
          </table:table-cell>
          <table:table-cell office:value-type="float" office:value="23.9812" calcext:value-type="float">
            <text:p>23.9812</text:p>
          </table:table-cell>
          <table:table-cell office:value-type="float" office:value="99.5652" calcext:value-type="float">
            <text:p>99.56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9209" calcext:value-type="float">
            <text:p>19.9209</text:p>
          </table:table-cell>
          <table:table-cell office:value-type="float" office:value="97.3691" calcext:value-type="float">
            <text:p>97.3691</text:p>
          </table:table-cell>
          <table:table-cell office:value-type="float" office:value="17.4944" calcext:value-type="float">
            <text:p>17.4944</text:p>
          </table:table-cell>
          <table:table-cell office:value-type="float" office:value="97.1728" calcext:value-type="float">
            <text:p>97.1728</text:p>
          </table:table-cell>
          <table:table-cell office:value-type="float" office:value="23.9285" calcext:value-type="float">
            <text:p>23.9285</text:p>
          </table:table-cell>
          <table:table-cell office:value-type="float" office:value="99.5651" calcext:value-type="float">
            <text:p>99.5651</text:p>
          </table:table-cell>
          <table:table-cell office:value-type="float" office:value="17.3881" calcext:value-type="float">
            <text:p>17.3881</text:p>
          </table:table-cell>
          <table:table-cell office:value-type="float" office:value="98.1228" calcext:value-type="float">
            <text:p>98.1228</text:p>
          </table:table-cell>
          <table:table-cell office:value-type="float" office:value="24.9309" calcext:value-type="float">
            <text:p>24.9309</text:p>
          </table:table-cell>
          <table:table-cell office:value-type="float" office:value="99.4726" calcext:value-type="float">
            <text:p>99.47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5029" calcext:value-type="float">
            <text:p>21.5029</text:p>
          </table:table-cell>
          <table:table-cell office:value-type="float" office:value="98.1334" calcext:value-type="float">
            <text:p>98.1334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98.2236" calcext:value-type="float">
            <text:p>98.2236</text:p>
          </table:table-cell>
          <table:table-cell office:value-type="float" office:value="25.089" calcext:value-type="float">
            <text:p>25.089</text:p>
          </table:table-cell>
          <table:table-cell office:value-type="float" office:value="99.6631" calcext:value-type="float">
            <text:p>99.6631</text:p>
          </table:table-cell>
          <table:table-cell office:value-type="float" office:value="20.7639" calcext:value-type="float">
            <text:p>20.7639</text:p>
          </table:table-cell>
          <table:table-cell office:value-type="float" office:value="98.7967" calcext:value-type="float">
            <text:p>98.79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0362" calcext:value-type="float">
            <text:p>25.0362</text:p>
          </table:table-cell>
          <table:table-cell office:value-type="float" office:value="99.758" calcext:value-type="float">
            <text:p>99.758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98.2236" calcext:value-type="float">
            <text:p>98.2236</text:p>
          </table:table-cell>
          <table:table-cell table:number-columns-repeated="2"/>
          <table:table-cell office:value-type="float" office:value="23.3483" calcext:value-type="float">
            <text:p>23.3483</text:p>
          </table:table-cell>
          <table:table-cell office:value-type="float" office:value="99.3735" calcext:value-type="float">
            <text:p>99.373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.7133" calcext:value-type="float">
            <text:p>21.7133</text:p>
          </table:table-cell>
          <table:table-cell office:value-type="float" office:value="98.8942" calcext:value-type="float">
            <text:p>98.8942</text:p>
          </table:table-cell>
          <table:table-cell table:number-columns-repeated="2"/>
          <table:table-cell office:value-type="float" office:value="24.6144" calcext:value-type="float">
            <text:p>24.6144</text:p>
          </table:table-cell>
          <table:table-cell office:value-type="float" office:value="99.4718" calcext:value-type="float">
            <text:p>99.471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1.7133" calcext:value-type="float">
            <text:p>21.7133</text:p>
          </table:table-cell>
          <table:table-cell office:value-type="float" office:value="98.8942" calcext:value-type="float">
            <text:p>98.894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.089" calcext:value-type="float">
            <text:p>25.089</text:p>
          </table:table-cell>
          <table:table-cell office:value-type="float" office:value="99.6631" calcext:value-type="float">
            <text:p>99.663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8:12:17.983475213</meta:creation-date>
    <meta:generator>LibreOffice/5.1.6.2$Linux_X86_64 LibreOffice_project/10m0$Build-2</meta:generator>
    <dc:date>2018-05-08T08:19:54.399940669</dc:date>
    <meta:editing-duration>PT7M36S</meta:editing-duration>
    <meta:editing-cycles>5</meta:editing-cycles>
    <meta:document-statistic meta:table-count="1" meta:cell-count="258" meta:object-count="0"/>
  </office:meta>
</office:document-meta>
</file>